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DC0000138900001389FB9F2356.emf" manifest:media-type="image/x-em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50.01mm" svg:height="50.01mm" draw:z-index="0"><draw:image xlink:href="Pictures/100000DC0000138900001389FB9F2356.emf" xlink:type="simple" xlink:show="embed" xlink:actuate="onLoad" draw:mime-type="image/x-emf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9:10:12.477000000</meta:creation-date>
    <dc:date>2024-07-31T19:10:55.420000000</dc:date>
    <meta:editing-duration>PT43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24.8.0.1$Windows_X86_64 LibreOffice_project/6fd6cae02baed1e82d14ed2da1f2458092354dab</meta:generator>
  </office:meta>
</office:document-meta>
</file>